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368in" style:rel-column-width="8191*"/>
    </style:style>
    <style:style style:name="Table1.H" style:family="table-column">
      <style:table-column-properties style:column-width="0.8375in" style:rel-column-width="819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d7d8" officeooo:paragraph-rsid="0017d7d8"/>
    </style:style>
    <style:style style:name="P2" style:family="paragraph" style:parent-style-name="Table_20_Contents">
      <style:text-properties officeooo:rsid="0017d7d8" officeooo:paragraph-rsid="0017d7d8"/>
    </style:style>
    <style:style style:name="P3" style:family="paragraph" style:parent-style-name="Table_20_Contents">
      <style:text-properties officeooo:rsid="0017d7d8" officeooo:paragraph-rsid="0018ce23"/>
    </style:style>
    <style:style style:name="P4" style:family="paragraph" style:parent-style-name="Table_20_Contents">
      <style:text-properties officeooo:rsid="0017d7d8" officeooo:paragraph-rsid="001905f7"/>
    </style:style>
    <style:style style:name="T1" style:family="text">
      <style:text-properties officeooo:rsid="0018ce23"/>
    </style:style>
    <style:style style:name="T2" style:family="text">
      <style:text-properties officeooo:rsid="001905f7"/>
    </style:style>
    <style:style style:name="T3" style:family="text">
      <style:text-properties officeooo:rsid="001aa2e0"/>
    </style:style>
    <style:style style:name="T4" style:family="text">
      <style:text-properties officeooo:rsid="001c3ca7"/>
    </style:style>
    <style:style style:name="T5" style:family="text">
      <style:text-properties officeooo:rsid="001c81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composing Map</text:p>
      <text:p text:style-name="P1"/>
      <text:p text:style-name="P1"/>
      <table:table table:name="Table1" table:style-name="Table1">
        <table:table-column table:style-name="Table1.A" table:number-columns-repeated="7"/>
        <table:table-column table:style-name="Table1.H"/>
        <table:table-row>
          <table:table-cell table:style-name="Table1.A1" office:value-type="string">
            <text:p text:style-name="P2">a=part5 <text:s/>part4 part6</text:p>
          </table:table-cell>
          <table:table-cell table:style-name="Table1.A1" office:value-type="string">
            <text:p text:style-name="P2">b=part14 <text:s/>par<text:span text:style-name="T4">t</text:span>15 part<text:span text:style-name="T5">17</text:span></text:p>
          </table:table-cell>
          <table:table-cell table:style-name="Table1.A1" office:value-type="string">
            <text:p text:style-name="P2">c=part0 <text:s/>part18</text:p>
          </table:table-cell>
          <table:table-cell table:style-name="Table1.A1" office:value-type="string">
            <text:p text:style-name="P3">d= part5 <text:s/>part4<text:span text:style-name="T1"> part7</text:span></text:p>
          </table:table-cell>
          <table:table-cell table:style-name="Table1.A1" office:value-type="string">
            <text:p text:style-name="P2">e=part<text:span text:style-name="T1">21</text:span> <text:s/>par<text:span text:style-name="T1">t20</text:span></text:p>
          </table:table-cell>
          <table:table-cell table:style-name="Table1.A1" office:value-type="string">
            <text:p text:style-name="P2">f=part<text:span text:style-name="T1">14</text:span> <text:s/>par<text:span text:style-name="T1">t53</text:span></text:p>
          </table:table-cell>
          <table:table-cell table:style-name="Table1.A1" office:value-type="string">
            <text:p text:style-name="P3">g=part5 <text:s/>part4 part<text:span text:style-name="T1">8</text:span></text:p>
          </table:table-cell>
          <table:table-cell table:style-name="Table1.H1" office:value-type="string">
            <text:p text:style-name="P2">h=part<text:span text:style-name="T1">10</text:span> <text:s/>par<text:span text:style-name="T1">t11</text:span></text:p>
          </table:table-cell>
        </table:table-row>
        <table:table-row>
          <table:table-cell table:style-name="Table1.A2" office:value-type="string">
            <text:p text:style-name="P2">I=part<text:span text:style-name="T1">0</text:span> <text:s/>par<text:span text:style-name="T4">t25</text:span></text:p>
          </table:table-cell>
          <table:table-cell table:style-name="Table1.A2" office:value-type="string">
            <text:p text:style-name="P2">j=part<text:span text:style-name="T1">0</text:span> <text:s/>par<text:span text:style-name="T1">t8</text:span></text:p>
          </table:table-cell>
          <table:table-cell table:style-name="Table1.A2" office:value-type="string">
            <text:p text:style-name="P2">k=part<text:span text:style-name="T1">10</text:span> <text:s/>par<text:span text:style-name="T1">t27</text:span></text:p>
          </table:table-cell>
          <table:table-cell table:style-name="Table1.A2" office:value-type="string">
            <text:p text:style-name="P2">l=part<text:span text:style-name="T1">14 part29</text:span></text:p>
          </table:table-cell>
          <table:table-cell table:style-name="Table1.A2" office:value-type="string">
            <text:p text:style-name="P2">m=part<text:span text:style-name="T1">12</text:span> <text:s/>par<text:span text:style-name="T1">t12</text:span> part<text:span text:style-name="T1">11</text:span></text:p>
          </table:table-cell>
          <table:table-cell table:style-name="Table1.A2" office:value-type="string">
            <text:p text:style-name="P2">n=part<text:span text:style-name="T1">12</text:span> <text:s/>par<text:span text:style-name="T1">t11</text:span></text:p>
          </table:table-cell>
          <table:table-cell table:style-name="Table1.A2" office:value-type="string">
            <text:p text:style-name="P2">o=part<text:span text:style-name="T1">5</text:span> <text:s/>par<text:span text:style-name="T1">t32</text:span></text:p>
          </table:table-cell>
          <table:table-cell table:style-name="Table1.H2" office:value-type="string">
            <text:p text:style-name="P2">p=part<text:span text:style-name="T1">10</text:span> <text:s/>par<text:span text:style-name="T1">t33</text:span> part<text:span text:style-name="T1">11</text:span></text:p>
          </table:table-cell>
        </table:table-row>
        <table:table-row>
          <table:table-cell table:style-name="Table1.A2" office:value-type="string">
            <text:p text:style-name="P2">q=part<text:span text:style-name="T1">5</text:span> <text:s/>par<text:span text:style-name="T1">t4</text:span> part<text:span text:style-name="T1">34</text:span></text:p>
          </table:table-cell>
          <table:table-cell table:style-name="Table1.A2" office:value-type="string">
            <text:p text:style-name="P2">r=part<text:span text:style-name="T1">0</text:span> <text:s/>par<text:span text:style-name="T1">t36</text:span></text:p>
          </table:table-cell>
          <table:table-cell table:style-name="Table1.A2" office:value-type="string">
            <text:p text:style-name="P2">s=part<text:span text:style-name="T1">0</text:span> <text:s/>par<text:span text:style-name="T1">t37</text:span></text:p>
          </table:table-cell>
          <table:table-cell table:style-name="Table1.A2" office:value-type="string">
            <text:p text:style-name="P2">t=part<text:span text:style-name="T2">0</text:span> <text:s/>par<text:span text:style-name="T2">t7</text:span></text:p>
          </table:table-cell>
          <table:table-cell table:style-name="Table1.A2" office:value-type="string">
            <text:p text:style-name="P2">u=part<text:span text:style-name="T2">0</text:span> <text:s/>par<text:span text:style-name="T2">t25</text:span> part<text:span text:style-name="T2">25</text:span></text:p>
          </table:table-cell>
          <table:table-cell table:style-name="Table1.A2" office:value-type="string">
            <text:p text:style-name="P2">v=part<text:span text:style-name="T2">55</text:span> <text:s/>par<text:span text:style-name="T2">t17</text:span></text:p>
          </table:table-cell>
          <table:table-cell table:style-name="Table1.A2" office:value-type="string">
            <text:p text:style-name="P4">w=<text:span text:style-name="T3">p</text:span>art<text:span text:style-name="T2">0</text:span> <text:s/>par<text:span text:style-name="T2">t25</text:span> part<text:span text:style-name="T2">25 part17</text:span></text:p>
          </table:table-cell>
          <table:table-cell table:style-name="Table1.H2" office:value-type="string">
            <text:p text:style-name="P2">x=par<text:span text:style-name="T2">t42</text:span></text:p>
          </table:table-cell>
        </table:table-row>
        <table:table-row>
          <table:table-cell table:style-name="Table1.A2" office:value-type="string">
            <text:p text:style-name="P2">y=part<text:span text:style-name="T2">11</text:span> <text:s/>par<text:span text:style-name="T2">t8</text:span></text:p>
          </table:table-cell>
          <table:table-cell table:style-name="Table1.A2" office:value-type="string">
            <text:p text:style-name="P2">z=part<text:span text:style-name="T2">12</text:span> <text:s/>par<text:span text:style-name="T2">t52</text:span></text:p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H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4:45:37.066888160</meta:creation-date>
    <dc:date>2019-02-13T16:13:14.911144381</dc:date>
    <meta:editing-duration>PT21M30S</meta:editing-duration>
    <meta:editing-cycles>5</meta:editing-cycles>
    <meta:generator>LibreOffice/6.1.2.1$Linux_X86_64 LibreOffice_project/10$Build-1</meta:generator>
    <meta:document-statistic meta:table-count="1" meta:image-count="0" meta:object-count="0" meta:page-count="1" meta:paragraph-count="27" meta:word-count="64" meta:character-count="470" meta:non-whitespace-character-count="409"/>
  </office:meta>
</office:document-meta>
</file>